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frac>
        <mrow>
          <mo stretchy="false">∂</mo>
          <msub>
            <mi mathvariant="normal">ϕ</mi>
            <mi>a</mi>
          </msub>
        </mrow>
        <mrow>
          <mo stretchy="false">∂</mo>
          <mi>n</mi>
        </mrow>
      </mfrac>
      <mrow>
        <mspace width="0.5em"/>
        <mo stretchy="false">−</mo>
        <mspace width="0.5em"/>
      </mrow>
      <mfrac>
        <mrow>
          <mo stretchy="false">∂</mo>
          <msub>
            <mi mathvariant="normal">ϕ</mi>
            <mi>i</mi>
          </msub>
        </mrow>
        <mrow>
          <mo stretchy="false">∂</mo>
          <mi>n</mi>
        </mrow>
      </mfrac>
      <mrow>
        <mspace width="0.5em"/>
        <mo stretchy="false">=</mo>
        <mrow>
          <mspace width="0.5em"/>
          <mo stretchy="false">−</mo>
          <mfrac>
            <mi mathvariant="normal">σ</mi>
            <msub>
              <mi mathvariant="normal">ε</mi>
              <mn>0</mn>
            </msub>
          </mfrac>
        </mrow>
      </mrow>
    </mrow>
    <annotation encoding="StarMath 5.0">{partial %iphi _a} over {partial n} `-` {partial %iphi _i} over {partial n} `=` - %isigma over %varepsilon_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09:04:02.642000000</meta:creation-date>
    <meta:generator>LibreOffice/4.2.4.2$Windows_x86 LibreOffice_project/63150712c6d317d27ce2db16eb94c2f3d7b699f8</meta:generator>
  </office:meta>
</office:document-meta>
</file>